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2.813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none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" style:family="table-cell" style:parent-style-name="Default" style:data-style-name="N0">
      <style:table-cell-properties fo:border="none" style:vertical-align="automatic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" style:family="table-cell" style:parent-style-name="Default">
      <style:table-cell-properties fo:background-color="#ccff00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3" table:number-columns-repeated="29" table:default-cell-style-name="Default"/>
        <table:table-column table:style-name="co3" table:default-cell-style-name="ce3"/>
        <table:table-column table:style-name="co3" table:default-cell-style-name="Default"/>
        <table:table-row table:style-name="ro2">
          <table:table-cell table:style-name="ce1"/>
          <table:table-cell table:style-name="ce1" office:value-type="string">
            <text:p>Exercice</text:p>
          </table:table-cell>
          <table:table-cell office:value-type="string">
            <text:p>Exo 2</text:p>
          </table:table-cell>
          <table:table-cell table:number-columns-repeated="5"/>
          <table:table-cell office:value-type="string">
            <text:p>Exo 3</text:p>
          </table:table-cell>
          <table:table-cell table:number-columns-repeated="4"/>
          <table:table-cell office:value-type="string">
            <text:p>Exo 4</text:p>
          </table:table-cell>
          <table:table-cell table:number-columns-repeated="9"/>
          <table:table-cell office:value-type="string">
            <text:p>Exo en plus</text:p>
          </table:table-cell>
          <table:table-cell table:number-columns-repeated="3"/>
          <table:table-cell office:value-type="string">
            <text:p>Total</text:p>
          </table:table-cell>
          <table:table-cell office:value-type="string">
            <text:p>Bonus</text:p>
          </table:table-cell>
          <table:table-cell office:value-type="string">
            <text:p>Note</text:p>
          </table:table-cell>
          <table:table-cell/>
          <table:table-cell table:style-name="Default" office:value-type="string">
            <text:p>Note finale</text:p>
          </table:table-cell>
          <table:table-cell/>
        </table:table-row>
        <table:table-row table:style-name="ro2">
          <table:table-cell table:style-name="ce1"/>
          <table:table-cell table:style-name="ce1" office:value-type="string">
            <text:p>Question</text:p>
          </table:table-cell>
          <table:table-cell office:value-type="string">
            <text:p>Q1 A[][]</text:p>
          </table:table-cell>
          <table:table-cell office:value-type="string">
            <text:p>Q2 taille</text:p>
          </table:table-cell>
          <table:table-cell office:value-type="string">
            <text:p>Q3 compatible</text:p>
          </table:table-cell>
          <table:table-cell office:value-type="string">
            <text:p>Q4</text:p>
          </table:table-cell>
          <table:table-cell table:number-columns-repeated="2"/>
          <table:table-cell office:value-type="string">
            <text:p>Q1 93084</text:p>
          </table:table-cell>
          <table:table-cell office:value-type="string">
            <text:p>Q2 type</text:p>
          </table:table-cell>
          <table:table-cell office:value-type="string">
            <text:p>Q3 narcisse</text:p>
          </table:table-cell>
          <table:table-cell office:value-type="string">
            <text:p>Q3 guillemet</text:p>
          </table:table-cell>
          <table:table-cell office:value-type="string">
            <text:p>Q4 1 à 100</text:p>
          </table:table-cell>
          <table:table-cell office:value-type="string">
            <text:p>Q1 u10</text:p>
          </table:table-cell>
          <table:table-cell/>
          <table:table-cell office:value-type="string">
            <text:p>Q2 k=7</text:p>
          </table:table-cell>
          <table:table-cell office:value-type="string">
            <text:p>Q3 a)</text:p>
          </table:table-cell>
          <table:table-cell table:number-columns-repeated="2"/>
          <table:table-cell office:value-type="string">
            <text:p>Q3 b) f(0.5)</text:p>
          </table:table-cell>
          <table:table-cell office:value-type="string">
            <text:p>Q4</text:p>
          </table:table-cell>
          <table:table-cell table:number-columns-repeated="2"/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table:number-columns-repeated="4"/>
          <table:table-cell table:style-name="Default"/>
          <table:table-cell/>
        </table:table-row>
        <table:table-row table:style-name="ro2">
          <table:table-cell table:style-name="ce1" table:number-columns-repeated="2"/>
          <table:table-cell table:number-columns-repeated="3"/>
          <table:table-cell office:value-type="string">
            <text:p>3 boucle for</text:p>
          </table:table-cell>
          <table:table-cell office:value-type="string">
            <text:p>compatible</text:p>
          </table:table-cell>
          <table:table-cell office:value-type="string">
            <text:p>programme</text:p>
          </table:table-cell>
          <table:table-cell table:number-columns-repeated="5"/>
          <table:table-cell office:value-type="string">
            <text:p>affiche</text:p>
          </table:table-cell>
          <table:table-cell office:value-type="string">
            <text:p>nb exact de termes</text:p>
          </table:table-cell>
          <table:table-cell/>
          <table:table-cell office:value-type="string">
            <text:p>F(-1)</text:p>
          </table:table-cell>
          <table:table-cell office:value-type="string">
            <text:p>F(0.5)</text:p>
          </table:table-cell>
          <table:table-cell office:value-type="string">
            <text:p>F(2)</text:p>
          </table:table-cell>
          <table:table-cell/>
          <table:table-cell office:value-type="string">
            <text:p>LX</text:p>
          </table:table-cell>
          <table:table-cell office:value-type="string">
            <text:p>f(LX)</text:p>
          </table:table-cell>
          <table:table-cell office:value-type="string">
            <text:p>tracer</text:p>
          </table:table-cell>
          <table:table-cell table:number-columns-repeated="8"/>
          <table:table-cell table:style-name="Default"/>
          <table:table-cell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Coeff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SUM([.C4:.W4])*4" office:value-type="float" office:value="196">
            <text:p>196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ADEIDA</text:p>
          </table:table-cell>
          <table:table-cell office:value-type="string">
            <text:p>Roméo</text:p>
          </table:table-cell>
          <table:table-cell table:number-columns-repeated="5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table:formula="of:=SUMPRODUCT([.$C$4:.$W$4];[.C5:.W5])" office:value-type="float" office:value="132">
            <text:p>132</text:p>
          </table:table-cell>
          <table:table-cell table:formula="of:=SUMPRODUCT([.$X$4:.$AA$4];[.X5:.AA5])/SUM([.$X$4:.$AA$4])*2" office:value-type="float" office:value="0">
            <text:p>0</text:p>
          </table:table-cell>
          <table:table-cell table:formula="of:=[.AB5]/[.$AB$4]*20+[.AC5]" office:value-type="float" office:value="13.469387755102">
            <text:p>13,4693877551</text:p>
          </table:table-cell>
          <table:table-cell/>
          <table:table-cell table:formula="of:=MROUND([.AD5];0.05)" office:value-type="float" office:value="13.45">
            <text:p>13,45</text:p>
          </table:table-cell>
          <table:table-cell/>
        </table:table-row>
        <table:table-row table:style-name="ro2">
          <table:table-cell office:value-type="string">
            <text:p>ANASTASSIOU</text:p>
          </table:table-cell>
          <table:table-cell office:value-type="string">
            <text:p>Dimitri</text:p>
          </table:table-cell>
          <table:table-cell table:number-columns-repeated="25"/>
          <table:table-cell table:formula="of:=SUMPRODUCT([.$C$4:.$W$4];[.C6:.W6])" office:value-type="float" office:value="0">
            <text:p>0</text:p>
          </table:table-cell>
          <table:table-cell table:formula="of:=SUMPRODUCT([.$X$4:.$AA$4];[.X6:.AA6])/SUM([.$X$4:.$AA$4])*2" office:value-type="float" office:value="0">
            <text:p>0</text:p>
          </table:table-cell>
          <table:table-cell table:formula="of:=[.AB6]/[.$AB$4]*20+[.AC6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YLE</text:p>
          </table:table-cell>
          <table:table-cell office:value-type="string">
            <text:p>Sim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  <table:table-cell table:formula="of:=SUMPRODUCT([.$C$4:.$W$4];[.C7:.W7])" office:value-type="float" office:value="42">
            <text:p>42</text:p>
          </table:table-cell>
          <table:table-cell table:formula="of:=SUMPRODUCT([.$X$4:.$AA$4];[.X7:.AA7])/SUM([.$X$4:.$AA$4])*2" office:value-type="float" office:value="0">
            <text:p>0</text:p>
          </table:table-cell>
          <table:table-cell table:formula="of:=[.AB7]/[.$AB$4]*20+[.AC7]" office:value-type="float" office:value="4.28571428571429">
            <text:p>4,2857142857</text:p>
          </table:table-cell>
          <table:table-cell/>
          <table:table-cell table:formula="of:=MROUND([.AD7];0.05)" office:value-type="float" office:value="4.3">
            <text:p>4,3</text:p>
          </table:table-cell>
          <table:table-cell/>
        </table:table-row>
        <table:table-row table:style-name="ro2">
          <table:table-cell office:value-type="string">
            <text:p>BELLESSORT</text:p>
          </table:table-cell>
          <table:table-cell office:value-type="string">
            <text:p>Jea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8"/>
          <table:table-cell table:formula="of:=SUMPRODUCT([.$C$4:.$W$4];[.C8:.W8])" office:value-type="float" office:value="106">
            <text:p>106</text:p>
          </table:table-cell>
          <table:table-cell table:formula="of:=SUMPRODUCT([.$X$4:.$AA$4];[.X8:.AA8])/SUM([.$X$4:.$AA$4])*2" office:value-type="float" office:value="0">
            <text:p>0</text:p>
          </table:table-cell>
          <table:table-cell table:formula="of:=[.AB8]/[.$AB$4]*20+[.AC8]" office:value-type="float" office:value="10.8163265306122">
            <text:p>10,8163265306</text:p>
          </table:table-cell>
          <table:table-cell/>
          <table:table-cell table:formula="of:=MROUND([.AD8];0.05)" office:value-type="float" office:value="10.8">
            <text:p>10,8</text:p>
          </table:table-cell>
          <table:table-cell/>
        </table:table-row>
        <table:table-row table:style-name="ro2">
          <table:table-cell office:value-type="string">
            <text:p>BERNARD</text:p>
          </table:table-cell>
          <table:table-cell office:value-type="string">
            <text:p>Alicia</text:p>
          </table:table-cell>
          <table:table-cell table:number-columns-repeated="25"/>
          <table:table-cell table:formula="of:=SUMPRODUCT([.$C$4:.$W$4];[.C9:.W9])" office:value-type="float" office:value="0">
            <text:p>0</text:p>
          </table:table-cell>
          <table:table-cell table:formula="of:=SUMPRODUCT([.$X$4:.$AA$4];[.X9:.AA9])/SUM([.$X$4:.$AA$4])*2" office:value-type="float" office:value="0">
            <text:p>0</text:p>
          </table:table-cell>
          <table:table-cell table:formula="of:=[.AB9]/[.$AB$4]*20+[.AC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ILLAUD</text:p>
          </table:table-cell>
          <table:table-cell office:value-type="string">
            <text:p>Maxence</text:p>
          </table:table-cell>
          <table:table-cell table:number-columns-repeated="23" office:value-type="float" office:value="4">
            <text:p>4</text:p>
          </table:table-cell>
          <table:table-cell table:number-columns-repeated="2"/>
          <table:table-cell table:formula="of:=SUMPRODUCT([.$C$4:.$W$4];[.C10:.W10])" office:value-type="float" office:value="196">
            <text:p>196</text:p>
          </table:table-cell>
          <table:table-cell table:formula="of:=SUMPRODUCT([.$X$4:.$AA$4];[.X10:.AA10])/SUM([.$X$4:.$AA$4])*2" office:value-type="float" office:value="1.21212121212121">
            <text:p>1,2121212121</text:p>
          </table:table-cell>
          <table:table-cell table:formula="of:=[.AB10]/[.$AB$4]*20+[.AC10]" office:value-type="float" office:value="21.2121212121212">
            <text:p>21,212121212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OIS</text:p>
          </table:table-cell>
          <table:table-cell office:value-type="string">
            <text:p>Pierre-Antoi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18"/>
          <table:table-cell table:formula="of:=SUMPRODUCT([.$C$4:.$W$4];[.C11:.W11])" office:value-type="float" office:value="8">
            <text:p>8</text:p>
          </table:table-cell>
          <table:table-cell table:formula="of:=SUMPRODUCT([.$X$4:.$AA$4];[.X11:.AA11])/SUM([.$X$4:.$AA$4])*2" office:value-type="float" office:value="0">
            <text:p>0</text:p>
          </table:table-cell>
          <table:table-cell table:formula="of:=[.AB11]/[.$AB$4]*20+[.AC11]" office:value-type="float" office:value="0.816326530612245">
            <text:p>0,816326530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BRAJER</text:p>
          </table:table-cell>
          <table:table-cell office:value-type="string">
            <text:p>Simon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3"/>
          <table:table-cell table:formula="of:=SUMPRODUCT([.$C$4:.$W$4];[.C12:.W12])" office:value-type="float" office:value="21">
            <text:p>21</text:p>
          </table:table-cell>
          <table:table-cell table:formula="of:=SUMPRODUCT([.$X$4:.$AA$4];[.X12:.AA12])/SUM([.$X$4:.$AA$4])*2" office:value-type="float" office:value="0">
            <text:p>0</text:p>
          </table:table-cell>
          <table:table-cell table:formula="of:=[.AB12]/[.$AB$4]*20+[.AC12]" office:value-type="float" office:value="2.14285714285714">
            <text:p>2,1428571429</text:p>
          </table:table-cell>
          <table:table-cell/>
          <table:table-cell table:formula="of:=MROUND([.AD12];0.05)" office:value-type="float" office:value="2.15">
            <text:p>2,15</text:p>
          </table:table-cell>
          <table:table-cell/>
        </table:table-row>
        <table:table-row table:style-name="ro2">
          <table:table-cell office:value-type="string">
            <text:p>CERON ARANA</text:p>
          </table:table-cell>
          <table:table-cell office:value-type="string">
            <text:p>Enzo</text:p>
          </table:table-cell>
          <table:table-cell table:number-columns-repeated="25"/>
          <table:table-cell table:formula="of:=SUMPRODUCT([.$C$4:.$W$4];[.C13:.W13])" office:value-type="float" office:value="0">
            <text:p>0</text:p>
          </table:table-cell>
          <table:table-cell table:formula="of:=SUMPRODUCT([.$X$4:.$AA$4];[.X13:.AA13])/SUM([.$X$4:.$AA$4])*2" office:value-type="float" office:value="0">
            <text:p>0</text:p>
          </table:table-cell>
          <table:table-cell table:formula="of:=[.AB13]/[.$AB$4]*20+[.AC1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HAU</text:p>
          </table:table-cell>
          <table:table-cell office:value-type="string">
            <text:p>Guillaume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4"/>
          <table:table-cell table:formula="of:=SUMPRODUCT([.$C$4:.$W$4];[.C14:.W14])" office:value-type="float" office:value="160">
            <text:p>160</text:p>
          </table:table-cell>
          <table:table-cell table:formula="of:=SUMPRODUCT([.$X$4:.$AA$4];[.X14:.AA14])/SUM([.$X$4:.$AA$4])*2" office:value-type="float" office:value="0">
            <text:p>0</text:p>
          </table:table-cell>
          <table:table-cell table:formula="of:=[.AB14]/[.$AB$4]*20+[.AC14]" office:value-type="float" office:value="16.3265306122449">
            <text:p>16,3265306122</text:p>
          </table:table-cell>
          <table:table-cell/>
          <table:table-cell table:formula="of:=MROUND([.AD14];0.05)" office:value-type="float" office:value="16.35">
            <text:p>16,35</text:p>
          </table:table-cell>
          <table:table-cell/>
        </table:table-row>
        <table:table-row table:style-name="ro2">
          <table:table-cell office:value-type="string">
            <text:p>COCAUD</text:p>
          </table:table-cell>
          <table:table-cell office:value-type="string">
            <text:p>Efflam</text:p>
          </table:table-cell>
          <table:table-cell table:number-columns-repeated="5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3" office:value-type="float" office:value="4">
            <text:p>4</text:p>
          </table:table-cell>
          <table:table-cell table:number-columns-repeated="6"/>
          <table:table-cell table:formula="of:=SUMPRODUCT([.$C$4:.$W$4];[.C15:.W15])" office:value-type="float" office:value="148">
            <text:p>148</text:p>
          </table:table-cell>
          <table:table-cell table:formula="of:=SUMPRODUCT([.$X$4:.$AA$4];[.X15:.AA15])/SUM([.$X$4:.$AA$4])*2" office:value-type="float" office:value="0">
            <text:p>0</text:p>
          </table:table-cell>
          <table:table-cell table:formula="of:=[.AB15]/[.$AB$4]*20+[.AC15]" office:value-type="float" office:value="15.1020408163265">
            <text:p>15,1020408163</text:p>
          </table:table-cell>
          <table:table-cell/>
          <table:table-cell table:formula="of:=MROUND([.AD15];0.05)" office:value-type="float" office:value="15.1">
            <text:p>15,1</text:p>
          </table:table-cell>
          <table:table-cell/>
        </table:table-row>
        <table:table-row table:style-name="ro2">
          <table:table-cell office:value-type="string">
            <text:p>CORNEVIN</text:p>
          </table:table-cell>
          <table:table-cell office:value-type="string">
            <text:p>Antoine</text:p>
          </table:table-cell>
          <table:table-cell table:number-columns-repeated="25"/>
          <table:table-cell table:formula="of:=SUMPRODUCT([.$C$4:.$W$4];[.C16:.W16])" office:value-type="float" office:value="0">
            <text:p>0</text:p>
          </table:table-cell>
          <table:table-cell table:formula="of:=SUMPRODUCT([.$X$4:.$AA$4];[.X16:.AA16])/SUM([.$X$4:.$AA$4])*2" office:value-type="float" office:value="0">
            <text:p>0</text:p>
          </table:table-cell>
          <table:table-cell table:formula="of:=[.AB16]/[.$AB$4]*20+[.AC16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 CHERISEY</text:p>
          </table:table-cell>
          <table:table-cell office:value-type="string">
            <text:p>Hugues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2" office:value-type="float" office:value="4">
            <text:p>4</text:p>
          </table:table-cell>
          <table:table-cell table:number-columns-repeated="3"/>
          <table:table-cell table:formula="of:=SUMPRODUCT([.$C$4:.$W$4];[.C17:.W17])" office:value-type="float" office:value="170">
            <text:p>170</text:p>
          </table:table-cell>
          <table:table-cell table:formula="of:=SUMPRODUCT([.$X$4:.$AA$4];[.X17:.AA17])/SUM([.$X$4:.$AA$4])*2" office:value-type="float" office:value="0.96969696969697">
            <text:p>0,9696969697</text:p>
          </table:table-cell>
          <table:table-cell table:formula="of:=[.AB17]/[.$AB$4]*20+[.AC17]" office:value-type="float" office:value="18.3166357452072">
            <text:p>18,3166357452</text:p>
          </table:table-cell>
          <table:table-cell/>
          <table:table-cell table:formula="of:=MROUND([.AD17];0.05)" office:value-type="float" office:value="18.3">
            <text:p>18,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DE LACOSTE</text:p>
          </table:table-cell>
          <table:table-cell office:value-type="string">
            <text:p>Mayeu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/>
          <table:table-cell table:formula="of:=SUMPRODUCT([.$C$4:.$W$4];[.C18:.W18])" office:value-type="float" office:value="42">
            <text:p>42</text:p>
          </table:table-cell>
          <table:table-cell table:formula="of:=SUMPRODUCT([.$X$4:.$AA$4];[.X18:.AA18])/SUM([.$X$4:.$AA$4])*2" office:value-type="float" office:value="0">
            <text:p>0</text:p>
          </table:table-cell>
          <table:table-cell table:formula="of:=[.AB18]/[.$AB$4]*20+[.AC18]" office:value-type="float" office:value="4.28571428571429">
            <text:p>4,2857142857</text:p>
          </table:table-cell>
          <table:table-cell/>
          <table:table-cell table:formula="of:=MROUND([.AD18];0.05)" office:value-type="float" office:value="4.3">
            <text:p>4,3</text:p>
          </table:table-cell>
          <table:table-cell/>
        </table:table-row>
        <table:table-row table:style-name="ro2">
          <table:table-cell office:value-type="string">
            <text:p>DOUKHAN</text:p>
          </table:table-cell>
          <table:table-cell office:value-type="string">
            <text:p>Thoma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8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PRODUCT([.$C$4:.$W$4];[.C19:.W19])" office:value-type="float" office:value="136">
            <text:p>136</text:p>
          </table:table-cell>
          <table:table-cell table:formula="of:=SUMPRODUCT([.$X$4:.$AA$4];[.X19:.AA19])/SUM([.$X$4:.$AA$4])*2" office:value-type="float" office:value="0">
            <text:p>0</text:p>
          </table:table-cell>
          <table:table-cell table:formula="of:=[.AB19]/[.$AB$4]*20+[.AC19]" office:value-type="float" office:value="13.8775510204082">
            <text:p>13,8775510204</text:p>
          </table:table-cell>
          <table:table-cell/>
          <table:table-cell table:formula="of:=MROUND([.AD19];0.05)" office:value-type="float" office:value="13.9">
            <text:p>13,9</text:p>
          </table:table-cell>
          <table:table-cell/>
        </table:table-row>
        <table:table-row table:style-name="ro2">
          <table:table-cell office:value-type="string">
            <text:p>DUVAL</text:p>
          </table:table-cell>
          <table:table-cell office:value-type="string">
            <text:p>Pierr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table:number-columns-repeated="17"/>
          <table:table-cell table:formula="of:=SUMPRODUCT([.$C$4:.$W$4];[.C20:.W20])" office:value-type="float" office:value="16">
            <text:p>16</text:p>
          </table:table-cell>
          <table:table-cell table:formula="of:=SUMPRODUCT([.$X$4:.$AA$4];[.X20:.AA20])/SUM([.$X$4:.$AA$4])*2" office:value-type="float" office:value="0">
            <text:p>0</text:p>
          </table:table-cell>
          <table:table-cell table:formula="of:=[.AB20]/[.$AB$4]*20+[.AC20]" office:value-type="float" office:value="1.63265306122449">
            <text:p>1,6326530612</text:p>
          </table:table-cell>
          <table:table-cell/>
          <table:table-cell table:formula="of:=MROUND([.AD20];0.05)" office:value-type="float" office:value="1.65">
            <text:p>1,65</text:p>
          </table:table-cell>
          <table:table-cell/>
        </table:table-row>
        <table:table-row table:style-name="ro2">
          <table:table-cell office:value-type="string">
            <text:p>FRANCES</text:p>
          </table:table-cell>
          <table:table-cell office:value-type="string">
            <text:p>Dorian</text:p>
          </table:table-cell>
          <table:table-cell office:value-type="float" office:value="0">
            <text:p>0</text:p>
          </table:table-cell>
          <table:table-cell table:number-columns-repeated="20" office:value-type="float" office:value="4">
            <text:p>4</text:p>
          </table:table-cell>
          <table:table-cell table:number-columns-repeated="4"/>
          <table:table-cell table:formula="of:=SUMPRODUCT([.$C$4:.$W$4];[.C21:.W21])" office:value-type="float" office:value="192">
            <text:p>192</text:p>
          </table:table-cell>
          <table:table-cell table:formula="of:=SUMPRODUCT([.$X$4:.$AA$4];[.X21:.AA21])/SUM([.$X$4:.$AA$4])*2" office:value-type="float" office:value="0">
            <text:p>0</text:p>
          </table:table-cell>
          <table:table-cell table:formula="of:=[.AB21]/[.$AB$4]*20+[.AC21]" office:value-type="float" office:value="19.5918367346939">
            <text:p>19,5918367347</text:p>
          </table:table-cell>
          <table:table-cell/>
          <table:table-cell table:formula="of:=MROUND([.AD21];0.05)" office:value-type="float" office:value="19.6">
            <text:p>19,6</text:p>
          </table:table-cell>
          <table:table-cell/>
        </table:table-row>
        <table:table-row table:style-name="ro2">
          <table:table-cell office:value-type="string">
            <text:p>GÉRARD</text:p>
          </table:table-cell>
          <table:table-cell office:value-type="string">
            <text:p>Hugues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6"/>
          <table:table-cell table:formula="of:=SUMPRODUCT([.$C$4:.$W$4];[.C22:.W22])" office:value-type="float" office:value="112">
            <text:p>112</text:p>
          </table:table-cell>
          <table:table-cell table:formula="of:=SUMPRODUCT([.$X$4:.$AA$4];[.X22:.AA22])/SUM([.$X$4:.$AA$4])*2" office:value-type="float" office:value="0">
            <text:p>0</text:p>
          </table:table-cell>
          <table:table-cell table:formula="of:=[.AB22]/[.$AB$4]*20+[.AC22]" office:value-type="float" office:value="11.4285714285714">
            <text:p>11,4285714286</text:p>
          </table:table-cell>
          <table:table-cell/>
          <table:table-cell table:formula="of:=MROUND([.AD22];0.05)" office:value-type="float" office:value="11.45">
            <text:p>11,45</text:p>
          </table:table-cell>
          <table:table-cell/>
        </table:table-row>
        <table:table-row table:style-name="ro2">
          <table:table-cell office:value-type="string">
            <text:p>GNAHORÉ</text:p>
          </table:table-cell>
          <table:table-cell office:value-type="string">
            <text:p>Romain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6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6"/>
          <table:table-cell table:formula="of:=SUMPRODUCT([.$C$4:.$W$4];[.C23:.W23])" office:value-type="float" office:value="106">
            <text:p>106</text:p>
          </table:table-cell>
          <table:table-cell table:formula="of:=SUMPRODUCT([.$X$4:.$AA$4];[.X23:.AA23])/SUM([.$X$4:.$AA$4])*2" office:value-type="float" office:value="0">
            <text:p>0</text:p>
          </table:table-cell>
          <table:table-cell table:formula="of:=[.AB23]/[.$AB$4]*20+[.AC23]" office:value-type="float" office:value="10.8163265306122">
            <text:p>10,8163265306</text:p>
          </table:table-cell>
          <table:table-cell/>
          <table:table-cell table:formula="of:=MROUND([.AD23];0.05)" office:value-type="float" office:value="10.8">
            <text:p>10,8</text:p>
          </table:table-cell>
          <table:table-cell/>
        </table:table-row>
        <table:table-row table:style-name="ro2">
          <table:table-cell office:value-type="string">
            <text:p>GRANDIN</text:p>
          </table:table-cell>
          <table:table-cell office:value-type="string">
            <text:p>Luc</text:p>
          </table:table-cell>
          <table:table-cell table:number-columns-repeated="10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" office:value-type="float" office:value="4">
            <text:p>4</text:p>
          </table:table-cell>
          <table:table-cell table:number-columns-repeated="5"/>
          <table:table-cell table:formula="of:=SUMPRODUCT([.$C$4:.$W$4];[.C24:.W24])" office:value-type="float" office:value="180">
            <text:p>180</text:p>
          </table:table-cell>
          <table:table-cell table:formula="of:=SUMPRODUCT([.$X$4:.$AA$4];[.X24:.AA24])/SUM([.$X$4:.$AA$4])*2" office:value-type="float" office:value="0">
            <text:p>0</text:p>
          </table:table-cell>
          <table:table-cell table:formula="of:=[.AB24]/[.$AB$4]*20+[.AC24]" office:value-type="float" office:value="18.3673469387755">
            <text:p>18,3673469388</text:p>
          </table:table-cell>
          <table:table-cell/>
          <table:table-cell table:formula="of:=MROUND([.AD24];0.05)" office:value-type="float" office:value="18.35">
            <text:p>18,35</text:p>
          </table:table-cell>
          <table:table-cell/>
        </table:table-row>
        <table:table-row table:style-name="ro2">
          <table:table-cell office:value-type="string">
            <text:p>HAMDOUNE</text:p>
          </table:table-cell>
          <table:table-cell office:value-type="string">
            <text:p>Sarah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14"/>
          <table:table-cell table:formula="of:=SUMPRODUCT([.$C$4:.$W$4];[.C25:.W25])" office:value-type="float" office:value="79">
            <text:p>79</text:p>
          </table:table-cell>
          <table:table-cell table:formula="of:=SUMPRODUCT([.$X$4:.$AA$4];[.X25:.AA25])/SUM([.$X$4:.$AA$4])*2" office:value-type="float" office:value="0">
            <text:p>0</text:p>
          </table:table-cell>
          <table:table-cell table:formula="of:=[.AB25]/[.$AB$4]*20+[.AC25]" office:value-type="float" office:value="8.06122448979592">
            <text:p>8,0612244898</text:p>
          </table:table-cell>
          <table:table-cell/>
          <table:table-cell table:formula="of:=MROUND([.AD25];0.05)" office:value-type="float" office:value="8.05">
            <text:p>8,05</text:p>
          </table:table-cell>
          <table:table-cell/>
        </table:table-row>
        <table:table-row table:style-name="ro2">
          <table:table-cell office:value-type="string">
            <text:p>JALBERT</text:p>
          </table:table-cell>
          <table:table-cell office:value-type="string">
            <text:p>Baptiste</text:p>
          </table:table-cell>
          <table:table-cell table:number-columns-repeated="5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/>
          <table:table-cell table:formula="of:=SUMPRODUCT([.$C$4:.$W$4];[.C26:.W26])" office:value-type="float" office:value="153">
            <text:p>153</text:p>
          </table:table-cell>
          <table:table-cell table:formula="of:=SUMPRODUCT([.$X$4:.$AA$4];[.X26:.AA26])/SUM([.$X$4:.$AA$4])*2" office:value-type="float" office:value="0">
            <text:p>0</text:p>
          </table:table-cell>
          <table:table-cell table:formula="of:=[.AB26]/[.$AB$4]*20+[.AC26]" office:value-type="float" office:value="15.6122448979592">
            <text:p>15,612244898</text:p>
          </table:table-cell>
          <table:table-cell/>
          <table:table-cell table:formula="of:=MROUND([.AD26];0.05)" office:value-type="float" office:value="15.6">
            <text:p>15,6</text:p>
          </table:table-cell>
          <table:table-cell/>
        </table:table-row>
        <table:table-row table:style-name="ro2">
          <table:table-cell office:value-type="string">
            <text:p>KIKIESA NSIONA</text:p>
          </table:table-cell>
          <table:table-cell office:value-type="string">
            <text:p>Elian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11"/>
          <table:table-cell table:formula="of:=SUMPRODUCT([.$C$4:.$W$4];[.C27:.W27])" office:value-type="float" office:value="84">
            <text:p>84</text:p>
          </table:table-cell>
          <table:table-cell table:formula="of:=SUMPRODUCT([.$X$4:.$AA$4];[.X27:.AA27])/SUM([.$X$4:.$AA$4])*2" office:value-type="float" office:value="0">
            <text:p>0</text:p>
          </table:table-cell>
          <table:table-cell table:formula="of:=[.AB27]/[.$AB$4]*20+[.AC27]" office:value-type="float" office:value="8.57142857142857">
            <text:p>8,5714285714</text:p>
          </table:table-cell>
          <table:table-cell/>
          <table:table-cell table:formula="of:=MROUND([.AD27];0.05)" office:value-type="float" office:value="8.55">
            <text:p>8,55</text:p>
          </table:table-cell>
          <table:table-cell/>
        </table:table-row>
        <table:table-row table:style-name="ro2">
          <table:table-cell office:value-type="string">
            <text:p>LAMOURI</text:p>
          </table:table-cell>
          <table:table-cell office:value-type="string">
            <text:p>Heny</text:p>
          </table:table-cell>
          <table:table-cell table:number-columns-repeated="3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8" office:value-type="float" office:value="4">
            <text:p>4</text:p>
          </table:table-cell>
          <table:table-cell table:number-columns-repeated="11"/>
          <table:table-cell table:formula="of:=SUMPRODUCT([.$C$4:.$W$4];[.C28:.W28])" office:value-type="float" office:value="108">
            <text:p>108</text:p>
          </table:table-cell>
          <table:table-cell table:formula="of:=SUMPRODUCT([.$X$4:.$AA$4];[.X28:.AA28])/SUM([.$X$4:.$AA$4])*2" office:value-type="float" office:value="0">
            <text:p>0</text:p>
          </table:table-cell>
          <table:table-cell table:formula="of:=[.AB28]/[.$AB$4]*20+[.AC28]" office:value-type="float" office:value="11.0204081632653">
            <text:p>11,0204081633</text:p>
          </table:table-cell>
          <table:table-cell/>
          <table:table-cell table:formula="of:=MROUND([.AD28];0.05)" office:value-type="float" office:value="11">
            <text:p>11</text:p>
          </table:table-cell>
          <table:table-cell/>
        </table:table-row>
        <table:table-row table:style-name="ro2">
          <table:table-cell office:value-type="string">
            <text:p>LE COZ</text:p>
          </table:table-cell>
          <table:table-cell office:value-type="string">
            <text:p>Mathieu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0"/>
          <table:table-cell table:formula="of:=SUMPRODUCT([.$C$4:.$W$4];[.C29:.W29])" office:value-type="float" office:value="40">
            <text:p>40</text:p>
          </table:table-cell>
          <table:table-cell table:formula="of:=SUMPRODUCT([.$X$4:.$AA$4];[.X29:.AA29])/SUM([.$X$4:.$AA$4])*2" office:value-type="float" office:value="0">
            <text:p>0</text:p>
          </table:table-cell>
          <table:table-cell table:formula="of:=[.AB29]/[.$AB$4]*20+[.AC29]" office:value-type="float" office:value="4.08163265306122">
            <text:p>4,0816326531</text:p>
          </table:table-cell>
          <table:table-cell/>
          <table:table-cell table:formula="of:=MROUND([.AD29];0.05)" office:value-type="float" office:value="4.1">
            <text:p>4,1</text:p>
          </table:table-cell>
          <table:table-cell/>
        </table:table-row>
        <table:table-row table:style-name="ro2">
          <table:table-cell office:value-type="string">
            <text:p>LI</text:p>
          </table:table-cell>
          <table:table-cell office:value-type="string">
            <text:p>Joey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9" office:value-type="float" office:value="4">
            <text:p>4</text:p>
          </table:table-cell>
          <table:table-cell table:number-columns-repeated="3"/>
          <table:table-cell table:formula="of:=SUMPRODUCT([.$C$4:.$W$4];[.C30:.W30])" office:value-type="float" office:value="188">
            <text:p>188</text:p>
          </table:table-cell>
          <table:table-cell table:formula="of:=SUMPRODUCT([.$X$4:.$AA$4];[.X30:.AA30])/SUM([.$X$4:.$AA$4])*2" office:value-type="float" office:value="0.96969696969697">
            <text:p>0,9696969697</text:p>
          </table:table-cell>
          <table:table-cell table:formula="of:=[.AB30]/[.$AB$4]*20+[.AC30]" office:value-type="float" office:value="20.1533704390847">
            <text:p>20,153370439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LISZCZYNSKI</text:p>
          </table:table-cell>
          <table:table-cell office:value-type="string">
            <text:p>Nicolas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SUMPRODUCT([.$C$4:.$W$4];[.C31:.W31])" office:value-type="float" office:value="46">
            <text:p>46</text:p>
          </table:table-cell>
          <table:table-cell table:formula="of:=SUMPRODUCT([.$X$4:.$AA$4];[.X31:.AA31])/SUM([.$X$4:.$AA$4])*2" office:value-type="float" office:value="0">
            <text:p>0</text:p>
          </table:table-cell>
          <table:table-cell table:formula="of:=[.AB31]/[.$AB$4]*20+[.AC31]" office:value-type="float" office:value="4.69387755102041">
            <text:p>4,693877551</text:p>
          </table:table-cell>
          <table:table-cell/>
          <table:table-cell table:formula="of:=MROUND([.AD31];0.05)" office:value-type="float" office:value="4.7">
            <text:p>4,7</text:p>
          </table:table-cell>
          <table:table-cell/>
        </table:table-row>
        <table:table-row table:style-name="ro2">
          <table:table-cell office:value-type="string">
            <text:p>LLASER</text:p>
          </table:table-cell>
          <table:table-cell office:value-type="string">
            <text:p>Floren</text:p>
          </table:table-cell>
          <table:table-cell table:number-columns-repeated="23" office:value-type="float" office:value="4">
            <text:p>4</text:p>
          </table:table-cell>
          <table:table-cell table:number-columns-repeated="2"/>
          <table:table-cell table:formula="of:=SUMPRODUCT([.$C$4:.$W$4];[.C32:.W32])" office:value-type="float" office:value="196">
            <text:p>196</text:p>
          </table:table-cell>
          <table:table-cell table:formula="of:=SUMPRODUCT([.$X$4:.$AA$4];[.X32:.AA32])/SUM([.$X$4:.$AA$4])*2" office:value-type="float" office:value="1.21212121212121">
            <text:p>1,2121212121</text:p>
          </table:table-cell>
          <table:table-cell table:formula="of:=[.AB32]/[.$AB$4]*20+[.AC32]" office:value-type="float" office:value="21.2121212121212">
            <text:p>21,212121212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SSON</text:p>
          </table:table-cell>
          <table:table-cell office:value-type="string">
            <text:p>Alexis</text:p>
          </table:table-cell>
          <table:table-cell table:number-columns-repeated="5" office:value-type="float" office:value="4">
            <text:p>4</text:p>
          </table:table-cell>
          <table:table-cell/>
          <table:table-cell table:number-columns-repeated="15" office:value-type="float" office:value="4">
            <text:p>4</text:p>
          </table:table-cell>
          <table:table-cell table:number-columns-repeated="4"/>
          <table:table-cell table:formula="of:=SUMPRODUCT([.$C$4:.$W$4];[.C33:.W33])" office:value-type="float" office:value="168">
            <text:p>168</text:p>
          </table:table-cell>
          <table:table-cell table:formula="of:=SUMPRODUCT([.$X$4:.$AA$4];[.X33:.AA33])/SUM([.$X$4:.$AA$4])*2" office:value-type="float" office:value="0">
            <text:p>0</text:p>
          </table:table-cell>
          <table:table-cell table:formula="of:=[.AB33]/[.$AB$4]*20+[.AC33]" office:value-type="float" office:value="17.1428571428571">
            <text:p>17,1428571429</text:p>
          </table:table-cell>
          <table:table-cell/>
          <table:table-cell table:formula="of:=MROUND([.AD33];0.05)" office:value-type="float" office:value="17.15">
            <text:p>17,15</text:p>
          </table:table-cell>
          <table:table-cell/>
        </table:table-row>
        <table:table-row table:style-name="ro2">
          <table:table-cell office:value-type="string">
            <text:p>MEI</text:p>
          </table:table-cell>
          <table:table-cell office:value-type="string">
            <text:p>William</text:p>
          </table:table-cell>
          <table:table-cell office:value-type="float" office:value="0">
            <text:p>0</text:p>
          </table:table-cell>
          <table:table-cell table:number-columns-repeated="5"/>
          <table:table-cell table:number-columns-repeated="2" office:value-type="float" office:value="4">
            <text:p>4</text:p>
          </table:table-cell>
          <table:table-cell table:number-columns-repeated="17"/>
          <table:table-cell table:formula="of:=SUMPRODUCT([.$C$4:.$W$4];[.C34:.W34])" office:value-type="float" office:value="8">
            <text:p>8</text:p>
          </table:table-cell>
          <table:table-cell table:formula="of:=SUMPRODUCT([.$X$4:.$AA$4];[.X34:.AA34])/SUM([.$X$4:.$AA$4])*2" office:value-type="float" office:value="0">
            <text:p>0</text:p>
          </table:table-cell>
          <table:table-cell table:formula="of:=[.AB34]/[.$AB$4]*20+[.AC34]" office:value-type="float" office:value="0.816326530612245">
            <text:p>0,8163265306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MONTEL</text:p>
          </table:table-cell>
          <table:table-cell office:value-type="string">
            <text:p>Paul</text:p>
          </table:table-cell>
          <table:table-cell table:number-columns-repeated="25"/>
          <table:table-cell table:formula="of:=SUMPRODUCT([.$C$4:.$W$4];[.C35:.W35])" office:value-type="float" office:value="0">
            <text:p>0</text:p>
          </table:table-cell>
          <table:table-cell table:formula="of:=SUMPRODUCT([.$X$4:.$AA$4];[.X35:.AA35])/SUM([.$X$4:.$AA$4])*2" office:value-type="float" office:value="0">
            <text:p>0</text:p>
          </table:table-cell>
          <table:table-cell table:formula="of:=[.AB35]/[.$AB$4]*20+[.AC3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MONTHEARD</text:p>
          </table:table-cell>
          <table:table-cell office:value-type="string">
            <text:p>Maxime</text:p>
          </table:table-cell>
          <table:table-cell table:number-columns-repeated="9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table:number-columns-repeated="4"/>
          <table:table-cell table:formula="of:=SUMPRODUCT([.$C$4:.$W$4];[.C36:.W36])" office:value-type="float" office:value="192">
            <text:p>192</text:p>
          </table:table-cell>
          <table:table-cell table:formula="of:=SUMPRODUCT([.$X$4:.$AA$4];[.X36:.AA36])/SUM([.$X$4:.$AA$4])*2" office:value-type="float" office:value="0">
            <text:p>0</text:p>
          </table:table-cell>
          <table:table-cell table:formula="of:=[.AB36]/[.$AB$4]*20+[.AC36]" office:value-type="float" office:value="19.5918367346939">
            <text:p>19,5918367347</text:p>
          </table:table-cell>
          <table:table-cell/>
          <table:table-cell table:formula="of:=MROUND([.AD36];0.05)" office:value-type="float" office:value="19.6">
            <text:p>19,6</text:p>
          </table:table-cell>
          <table:table-cell/>
        </table:table-row>
        <table:table-row table:style-name="ro2">
          <table:table-cell office:value-type="string">
            <text:p>NADARASSIN</text:p>
          </table:table-cell>
          <table:table-cell office:value-type="string">
            <text:p>Hélène</text:p>
          </table:table-cell>
          <table:table-cell table:number-columns-repeated="25"/>
          <table:table-cell table:formula="of:=SUMPRODUCT([.$C$4:.$W$4];[.C37:.W37])" office:value-type="float" office:value="0">
            <text:p>0</text:p>
          </table:table-cell>
          <table:table-cell table:formula="of:=SUMPRODUCT([.$X$4:.$AA$4];[.X37:.AA37])/SUM([.$X$4:.$AA$4])*2" office:value-type="float" office:value="0">
            <text:p>0</text:p>
          </table:table-cell>
          <table:table-cell table:formula="of:=[.AB37]/[.$AB$4]*20+[.AC3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OINSOT</text:p>
          </table:table-cell>
          <table:table-cell office:value-type="string">
            <text:p>Emmanuell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/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  <table:table-cell table:formula="of:=SUMPRODUCT([.$C$4:.$W$4];[.C38:.W38])" office:value-type="float" office:value="79">
            <text:p>79</text:p>
          </table:table-cell>
          <table:table-cell table:formula="of:=SUMPRODUCT([.$X$4:.$AA$4];[.X38:.AA38])/SUM([.$X$4:.$AA$4])*2" office:value-type="float" office:value="0">
            <text:p>0</text:p>
          </table:table-cell>
          <table:table-cell table:formula="of:=[.AB38]/[.$AB$4]*20+[.AC38]" office:value-type="float" office:value="8.06122448979592">
            <text:p>8,0612244898</text:p>
          </table:table-cell>
          <table:table-cell/>
          <table:table-cell table:formula="of:=MROUND([.AD38];0.05)" office:value-type="float" office:value="8.05">
            <text:p>8,05</text:p>
          </table:table-cell>
          <table:table-cell/>
        </table:table-row>
        <table:table-row table:style-name="ro2">
          <table:table-cell office:value-type="string">
            <text:p>QUILFEN</text:p>
          </table:table-cell>
          <table:table-cell office:value-type="string">
            <text:p>Margaux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4">
            <text:p>4</text:p>
          </table:table-cell>
          <table:table-cell table:number-columns-repeated="11"/>
          <table:table-cell table:formula="of:=SUMPRODUCT([.$C$4:.$W$4];[.C39:.W39])" office:value-type="float" office:value="42">
            <text:p>42</text:p>
          </table:table-cell>
          <table:table-cell table:formula="of:=SUMPRODUCT([.$X$4:.$AA$4];[.X39:.AA39])/SUM([.$X$4:.$AA$4])*2" office:value-type="float" office:value="0">
            <text:p>0</text:p>
          </table:table-cell>
          <table:table-cell table:formula="of:=[.AB39]/[.$AB$4]*20+[.AC39]" office:value-type="float" office:value="4.28571428571429">
            <text:p>4,2857142857</text:p>
          </table:table-cell>
          <table:table-cell/>
          <table:table-cell table:formula="of:=MROUND([.AD39];0.05)" office:value-type="float" office:value="4.3">
            <text:p>4,3</text:p>
          </table:table-cell>
          <table:table-cell/>
        </table:table-row>
        <table:table-row table:style-name="ro2">
          <table:table-cell office:value-type="string">
            <text:p>QUILLOT</text:p>
          </table:table-cell>
          <table:table-cell office:value-type="string">
            <text:p>Florian</text:p>
          </table:table-cell>
          <table:table-cell table:number-columns-repeated="2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PRODUCT([.$C$4:.$W$4];[.C40:.W40])" office:value-type="float" office:value="196">
            <text:p>196</text:p>
          </table:table-cell>
          <table:table-cell table:formula="of:=SUMPRODUCT([.$X$4:.$AA$4];[.X40:.AA40])/SUM([.$X$4:.$AA$4])*2" office:value-type="float" office:value="3.63636363636364">
            <text:p>3,6363636364</text:p>
          </table:table-cell>
          <table:table-cell table:formula="of:=[.AB40]/[.$AB$4]*20+[.AC40]" office:value-type="float" office:value="23.6363636363636">
            <text:p>23,6363636364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RAYMOND</text:p>
          </table:table-cell>
          <table:table-cell office:value-type="string">
            <text:p>Timothy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17"/>
          <table:table-cell table:formula="of:=SUMPRODUCT([.$C$4:.$W$4];[.C41:.W41])" office:value-type="float" office:value="48">
            <text:p>48</text:p>
          </table:table-cell>
          <table:table-cell table:formula="of:=SUMPRODUCT([.$X$4:.$AA$4];[.X41:.AA41])/SUM([.$X$4:.$AA$4])*2" office:value-type="float" office:value="0">
            <text:p>0</text:p>
          </table:table-cell>
          <table:table-cell table:formula="of:=[.AB41]/[.$AB$4]*20+[.AC41]" office:value-type="float" office:value="4.89795918367347">
            <text:p>4,8979591837</text:p>
          </table:table-cell>
          <table:table-cell/>
          <table:table-cell table:formula="of:=MROUND([.AD41];0.05)" office:value-type="float" office:value="4.9">
            <text:p>4,9</text:p>
          </table:table-cell>
          <table:table-cell/>
        </table:table-row>
        <table:table-row table:style-name="ro2">
          <table:table-cell office:value-type="string">
            <text:p>RAYNAL</text:p>
          </table:table-cell>
          <table:table-cell office:value-type="string">
            <text:p>Lauriane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4"/>
          <table:table-cell table:formula="of:=SUMPRODUCT([.$C$4:.$W$4];[.C42:.W42])" office:value-type="float" office:value="56">
            <text:p>56</text:p>
          </table:table-cell>
          <table:table-cell table:formula="of:=SUMPRODUCT([.$X$4:.$AA$4];[.X42:.AA42])/SUM([.$X$4:.$AA$4])*2" office:value-type="float" office:value="0">
            <text:p>0</text:p>
          </table:table-cell>
          <table:table-cell table:formula="of:=[.AB42]/[.$AB$4]*20+[.AC42]" office:value-type="float" office:value="5.71428571428571">
            <text:p>5,7142857143</text:p>
          </table:table-cell>
          <table:table-cell/>
          <table:table-cell table:formula="of:=MROUND([.AD42];0.05)" office:value-type="float" office:value="5.7">
            <text:p>5,7</text:p>
          </table:table-cell>
          <table:table-cell/>
        </table:table-row>
        <table:table-row table:style-name="ro2">
          <table:table-cell office:value-type="string">
            <text:p>VERITE</text:p>
          </table:table-cell>
          <table:table-cell office:value-type="string">
            <text:p>Alexandre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11"/>
          <table:table-cell table:formula="of:=SUMPRODUCT([.$C$4:.$W$4];[.C43:.W43])" office:value-type="float" office:value="100">
            <text:p>100</text:p>
          </table:table-cell>
          <table:table-cell table:formula="of:=SUMPRODUCT([.$X$4:.$AA$4];[.X43:.AA43])/SUM([.$X$4:.$AA$4])*2" office:value-type="float" office:value="0">
            <text:p>0</text:p>
          </table:table-cell>
          <table:table-cell table:formula="of:=[.AB43]/[.$AB$4]*20+[.AC43]" office:value-type="float" office:value="10.2040816326531">
            <text:p>10,2040816327</text:p>
          </table:table-cell>
          <table:table-cell/>
          <table:table-cell table:formula="of:=MROUND([.AD43];0.05)" office:value-type="float" office:value="10.2">
            <text:p>10,2</text:p>
          </table:table-cell>
          <table:table-cell/>
        </table:table-row>
        <table:table-row table:style-name="ro2">
          <table:table-cell office:value-type="string">
            <text:p>VO</text:p>
          </table:table-cell>
          <table:table-cell office:value-type="string">
            <text:p>Joë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number-columns-repeated="8" office:value-type="float" office:value="4">
            <text:p>4</text:p>
          </table:table-cell>
          <table:table-cell table:number-columns-repeated="4"/>
          <table:table-cell table:number-columns-repeated="3" office:value-type="float" office:value="4">
            <text:p>4</text:p>
          </table:table-cell>
          <table:table-cell table:number-columns-repeated="4"/>
          <table:table-cell table:formula="of:=SUMPRODUCT([.$C$4:.$W$4];[.C44:.W44])" office:value-type="float" office:value="112">
            <text:p>112</text:p>
          </table:table-cell>
          <table:table-cell table:formula="of:=SUMPRODUCT([.$X$4:.$AA$4];[.X44:.AA44])/SUM([.$X$4:.$AA$4])*2" office:value-type="float" office:value="0">
            <text:p>0</text:p>
          </table:table-cell>
          <table:table-cell table:formula="of:=[.AB44]/[.$AB$4]*20+[.AC44]" office:value-type="float" office:value="11.4285714285714">
            <text:p>11,4285714286</text:p>
          </table:table-cell>
          <table:table-cell/>
          <table:table-cell table:formula="of:=MROUND([.AD44];0.05)" office:value-type="float" office:value="11.45">
            <text:p>11,45</text:p>
          </table:table-cell>
          <table:table-cell/>
        </table:table-row>
        <table:table-row table:style-name="ro3">
          <table:table-cell table:style-name="Default" table:number-columns-repeated="2"/>
          <table:table-cell table:number-columns-repeated="29"/>
          <table:table-cell table:style-name="Default"/>
          <table:table-cell/>
        </table:table-row>
        <table:table-row table:style-name="ro3">
          <table:table-cell table:style-name="Default" table:number-columns-repeated="2"/>
          <table:table-cell table:number-columns-repeated="29"/>
          <table:table-cell table:style-name="Default" table:formula="of:=AVERAGE([.AF5:.AF44])" office:value-type="float" office:value="11.0544117647059">
            <text:p>11,0544117647</text:p>
          </table:table-cell>
          <table:table-cell office:value-type="string">
            <text:p>Moyenne</text:p>
          </table:table-cell>
        </table:table-row>
        <table:table-row table:style-name="ro3">
          <table:table-cell table:style-name="Default" table:number-columns-repeated="2"/>
          <table:table-cell table:number-columns-repeated="29"/>
          <table:table-cell table:style-name="Default" table:formula="of:=STDEV([.AF5:.AF44])" office:value-type="float" office:value="6.45616181651835">
            <text:p>6,4561618165</text:p>
          </table:table-cell>
          <table:table-cell office:value-type="string">
            <text:p>Ecart-type</text:p>
          </table:table-cell>
        </table:table-row>
        <table:table-row table:style-name="ro3">
          <table:table-cell table:style-name="Default" table:number-columns-repeated="2"/>
          <table:table-cell table:number-columns-repeated="29"/>
          <table:table-cell table:style-name="Default" table:formula="of:=MIN([.AF5:.AF44])" office:value-type="float" office:value="1">
            <text:p>1</text:p>
          </table:table-cell>
          <table:table-cell office:value-type="string">
            <text:p>min</text:p>
          </table:table-cell>
        </table:table-row>
        <table:table-row table:style-name="ro3">
          <table:table-cell table:style-name="Default" table:number-columns-repeated="2"/>
          <table:table-cell table:number-columns-repeated="29"/>
          <table:table-cell table:style-name="Default" table:formula="of:=MAX([.AF5:.AF44])" office:value-type="float" office:value="20">
            <text:p>20</text:p>
          </table:table-cell>
          <table:table-cell office:value-type="string">
            <text:p>max</text:p>
          </table:table-cell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0" number:min-integer-digits="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€</number:text>
    </number:number-style>
    <number:number-style style:name="N125P1" style:volatile="true">
      <number:text>-</number:text>
      <number:number number:decimal-places="0" number:min-integer-digits="1" number:grouping="true"/>
      <number:text> €</number:text>
    </number:number-style>
    <number:number-style style:name="N125">
      <number:text>- €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€</number:text>
    </number:number-style>
    <number:number-style style:name="N129P1" style:volatile="true">
      <number:text>-</number:text>
      <number:number number:decimal-places="2" number:min-integer-digits="1" number:grouping="true"/>
      <number:text> €</number:text>
    </number:number-style>
    <number:number-style style:name="N129">
      <number:text>-</number:text>
      <number:number number:decimal-places="0" number:min-integer-digits="0"/>
      <number:text> €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</number:number-style>
    <number:number-style style:name="N131P1" style:volatile="true">
      <number:text>-</number:text>
      <number:number number:decimal-places="2" number:min-integer-digits="1" number:grouping="true"/>
    </number:number-style>
    <number:number-style style:name="N131">
      <number:text>-</number:text>
      <number:number number: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F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4P0"/>
    </number:number-style>
    <number:number-style style:name="N136P0" style:volatile="true">
      <number:number number:decimal-places="2" number:min-integer-digits="1" number:grouping="true"/>
      <number:text> F</number:text>
    </number:number-style>
    <number:number-style style:name="N136">
      <number:text>-</number:text>
      <number:number number:decimal-places="2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0" number:min-integer-digits="1" number:grouping="true"/>
      <number:text> F</number:text>
    </number:number-style>
    <number:number-style style:name="N139P1" style:volatile="true">
      <number:text>-</number:text>
      <number:number number:decimal-places="0" number:min-integer-digits="1" number:grouping="true"/>
      <number:text> F</number:text>
    </number:number-style>
    <number:number-style style:name="N139">
      <number:text>- F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P1" style:volatile="true">
      <number:text>-</number:text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0" number:min-integer-digits="0"/>
      <number:text> F</number:text>
      <style:map style:condition="value()&gt;0" style:apply-style-name="N141P0"/>
      <style:map style:condition="value()&lt;0" style:apply-style-name="N141P1"/>
    </number:number-style>
    <number:number-style style:name="N142">
      <number:number number:decimal-places="2" number:min-integer-digits="2"/>
    </number:number-style>
    <number:number-style style:name="N145P0" style:volatile="true">
      <style:text-properties fo:color="#ff0000"/>
      <number:number number:decimal-places="2" number:min-integer-digits="2"/>
    </number:number-style>
    <number:number-style style:name="N145P1" style:volatile="true">
      <style:text-properties fo:color="#0000ff"/>
      <number:number number:decimal-places="2" number:min-integer-digits="2"/>
    </number:number-style>
    <number:number-style style:name="N145" number:title="Défini ~par l'utilisateur">
      <number:number number:decimal-places="2" number:min-integer-digits="2"/>
      <style:map style:condition="value()&lt;0" style:apply-style-name="N145P0"/>
      <style:map style:condition="value()&gt;0" style:apply-style-name="N145P1"/>
    </number:number-style>
    <number:percentage-style style:name="N146">
      <number:number number:decimal-places="1" number:min-integer-digits="1"/>
      <number:text>%</number:text>
    </number:percentage-style>
    <number:date-style style:name="N147">
      <number:day-of-week/>
      <number:text>/</number:text>
      <number:month number:style="long"/>
      <number:text>/</number:text>
      <number:year/>
    </number:date-style>
    <number:date-style style:name="N148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149">
      <number:day-of-week/>
      <number:text> </number:text>
      <number:day number:style="long"/>
      <number:text> / </number:text>
      <number:month number:style="long"/>
      <number:text> / </number:text>
      <number:year number:style="long"/>
    </number:date-style>
    <number:number-style style:name="N152P0" style:volatile="true">
      <style:text-properties fo:color="#ff0000"/>
      <number:number number:decimal-places="1" number:min-integer-digits="2"/>
    </number:number-style>
    <number:number-style style:name="N152P1" style:volatile="true">
      <style:text-properties fo:color="#0000ff"/>
      <number:number number:decimal-places="1" number:min-integer-digits="2"/>
    </number:number-style>
    <number:number-style style:name="N152">
      <number:number number:decimal-places="1" number:min-integer-digits="2"/>
      <style:map style:condition="value()&lt;0" style:apply-style-name="N152P0"/>
      <style:map style:condition="value()&gt;0" style:apply-style-name="N152P1"/>
    </number:number-style>
    <number:number-style style:name="N155P0" style:volatile="true">
      <style:text-properties fo:color="#ff0000"/>
      <number:number number:decimal-places="3" number:min-integer-digits="2"/>
    </number:number-style>
    <number:number-style style:name="N155P1" style:volatile="true">
      <style:text-properties fo:color="#0000ff"/>
      <number:number number:decimal-places="3" number:min-integer-digits="2"/>
    </number:number-style>
    <number:number-style style:name="N155">
      <number:number number:decimal-places="3" number:min-integer-digits="2"/>
      <style:map style:condition="value()&lt;0" style:apply-style-name="N155P0"/>
      <style:map style:condition="value()&gt;0" style:apply-style-name="N155P1"/>
    </number:number-style>
    <number:number-style style:name="N156">
      <number:number number:decimal-places="15" number:min-integer-digits="1"/>
    </number:number-style>
    <number:number-style style:name="N157">
      <number:number number:decimal-places="14" number:min-integer-digits="1"/>
    </number:number-style>
    <number:number-style style:name="N158P0" style:volatile="true">
      <number:number number:decimal-places="2" number:min-integer-digits="1"/>
    </number:number-style>
    <number:number-style style:name="N158">
      <style:text-properties fo:color="#ff0000"/>
      <number:text>-</number:text>
      <number:number number:decimal-places="2" number:min-integer-digits="1"/>
      <style:map style:condition="value()&gt;=0" style:apply-style-name="N158P0"/>
    </number:number-style>
    <number:number-style style:name="N159">
      <number:number number:decimal-places="13" number:min-integer-digits="1"/>
    </number:number-style>
    <number:number-style style:name="N162P0" style:volatile="true">
      <number:number number:decimal-places="3" number:min-integer-digits="1" number:grouping="true"/>
    </number:number-style>
    <number:number-style style:name="N162P1" style:volatile="true">
      <number:text>-</number:text>
      <number:number number:decimal-places="3" number:min-integer-digits="1" number:grouping="true"/>
    </number:number-style>
    <number:number-style style:name="N162">
      <number:text>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date-style style:name="N163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number-style style:name="N164P0" style:volatile="true">
      <style:text-properties fo:color="#ff0000"/>
      <number:number number:decimal-places="2" number:min-integer-digits="2"/>
    </number:number-style>
    <number:number-style style:name="N164P1" style:volatile="true">
      <style:text-properties fo:color="#0000ff"/>
      <number:number number:decimal-places="2" number:min-integer-digits="2"/>
    </number:number-style>
    <number:number-style style:name="N164" number:title="Défini par francis">
      <number:number number:decimal-places="2" number:min-integer-digits="2"/>
      <style:map style:condition="value()&lt;10" style:apply-style-name="N164P0"/>
      <style:map style:condition="value()&gt;10" style:apply-style-name="N164P1"/>
    </number:number-style>
    <number:number-style style:name="N166P0" style:volatile="true">
      <number:number number:decimal-places="0" number:min-integer-digits="1" number:grouping="true"/>
      <number:text>   </number:text>
    </number:number-style>
    <number:number-style style:name="N166">
      <number:text>-</number:text>
      <number:number number:decimal-places="0" number:min-integer-digits="1" number:grouping="true"/>
      <number:text>   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  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  </number:text>
    </number:number-style>
    <number:number-style style:name="N169">
      <number:text>-</number:text>
      <number:number number:decimal-places="2" number:min-integer-digits="1" number:grouping="true"/>
      <number:text>   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  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70P0"/>
    </number:number-style>
    <number:number-style style:name="N173P0" style:volatile="true">
      <number:number number: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integer-digits="1" number:grouping="true"/>
      <number:text> € </number:text>
    </number:number-style>
    <number:number-style style:name="N173">
      <number:text> - € </number:text>
      <style:map style:condition="value()&gt;0" style:apply-style-name="N173P0"/>
      <style:map style:condition="value()&lt;0" style:apply-style-name="N173P1"/>
    </number:number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">
      <number:text> -    </number:text>
      <style:map style:condition="value()&gt;0" style:apply-style-name="N176P0"/>
      <style:map style:condition="value()&lt;0" style:apply-style-name="N176P1"/>
    </number:number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">
      <number:text> -</number:text>
      <number:number number:decimal-places="0" number:min-integer-digits="0"/>
      <number:text> € </number:text>
      <style:map style:condition="value()&gt;0" style:apply-style-name="N179P0"/>
      <style:map style:condition="value()&lt;0" style:apply-style-name="N179P1"/>
    </number:number-style>
    <number:number-style style:name="N182P0" style:volatile="true">
      <number:number number:decimal-places="2" number:min-integer-digits="1" number:grouping="true"/>
      <number:text>    </number:text>
    </number:number-style>
    <number:number-style style:name="N182P1" style:volatile="true">
      <number:text>-</number:text>
      <number:number number:decimal-places="2" number:min-integer-digits="1" number:grouping="true"/>
      <number:text>    </number:text>
    </number:number-style>
    <number:number-style style:name="N182">
      <number:text> -</number:text>
      <number:number number:decimal-places="0" number:min-integer-digits="0"/>
      <number:text>    </number:text>
      <style:map style:condition="value()&gt;0" style:apply-style-name="N182P0"/>
      <style:map style:condition="value()&lt;0" style:apply-style-name="N182P1"/>
    </number:number-style>
    <number:number-style style:name="N185P0" style:volatile="true">
      <number:number number:decimal-places="0" number:min-integer-digits="1" number:grouping="true"/>
      <number:text> F </number:text>
    </number:number-style>
    <number:number-style style:name="N185P1" style:volatile="true">
      <number:text>-</number:text>
      <number:number number:decimal-places="0" number:min-integer-digits="1" number:grouping="true"/>
      <number:text> F </number:text>
    </number:number-style>
    <number:number-style style:name="N185">
      <number:text> - F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min-integer-digits="1"/>
      <number:text/>
    </number:number-style>
    <number:number-style style:name="N186P1" style:volatile="true">
      <number:text>-</number:text>
      <number:number number:decimal-places="0" number:min-integer-digits="1" number:grouping="true"/>
      <number:text>    </number:text>
    </number:number-style>
    <number:number-style style:name="N186">
      <number:text> -    </number:text>
      <style:map style:condition="value()&gt;0" style:apply-style-name="N186P0"/>
      <style:map style:condition="value()&lt;0" style:apply-style-name="N186P1"/>
    </number:number-style>
    <number:number-style style:name="N189P0" style:volatile="true">
      <number:number number:decimal-places="2" number:min-integer-digits="1" number:grouping="true"/>
      <number:text> F </number:text>
    </number:number-style>
    <number:number-style style:name="N189P1" style:volatile="true">
      <number:text>-</number:text>
      <number:number number:decimal-places="2" number:min-integer-digits="1" number:grouping="true"/>
      <number:text> F </number:text>
    </number:number-style>
    <number:number-style style:name="N189">
      <number:text> -</number:text>
      <number:number number:decimal-places="0" number:min-integer-digits="0"/>
      <number:text> F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min-integer-digits="1"/>
      <number:text/>
    </number:number-style>
    <number:number-style style:name="N190P1" style:volatile="true">
      <number:text>-</number:text>
      <number:number number:decimal-places="2" number:min-integer-digits="1" number:grouping="true"/>
      <number:text>    </number:text>
    </number:number-style>
    <number:number-style style:name="N190">
      <number:text> -</number:text>
      <number:number number:decimal-places="0" number:min-integer-digits="0"/>
      <number:text>    </number:text>
      <style:map style:condition="value()&gt;0" style:apply-style-name="N190P0"/>
      <style:map style:condition="value()&lt;0" style:apply-style-name="N190P1"/>
    </number:number-style>
    <number:number-style style:name="N191">
      <number:number number:decimal-places="3" number:min-integer-digits="1"/>
    </number:number-style>
    <number:number-style style:name="N192">
      <number:number number:decimal-places="1" number:min-integer-digits="1"/>
    </number:number-style>
    <number:number-style style:name="N194P0" style:volatile="true">
      <number:number number:decimal-places="0" number:min-integer-digits="1" number:grouping="true"/>
      <number:text>    </number:text>
    </number:number-style>
    <number:number-style style:name="N194P1" style:volatile="true">
      <number:text>-</number:text>
      <number:number number:decimal-places="0" number:min-integer-digits="1" number:grouping="true"/>
      <number:text>    </number:text>
    </number:number-style>
    <number:number-style style:name="N194P2" style:volatile="true">
      <number:text> -   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number:min-integer-digits="1" number:grouping="true"/>
      <number:text> € </number:text>
    </number:number-style>
    <number:number-style style:name="N196P1" style:volatile="true">
      <number:text>-</number:text>
      <number:number number:decimal-places="0" number:min-integer-digits="1" number:grouping="true"/>
      <number:text> € </number:text>
    </number:number-style>
    <number:number-style style:name="N196P2" style:volatile="true">
      <number:text> - €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number:min-integer-digits="1" number:grouping="true"/>
      <number:text>    </number:text>
    </number:number-style>
    <number:number-style style:name="N198P1" style:volatile="true">
      <number:text>-</number:text>
      <number:number number:decimal-places="2" number:min-integer-digits="1" number:grouping="true"/>
      <number:text>    </number:text>
    </number:number-style>
    <number:number-style style:name="N198P2" style:volatile="true">
      <number:text> -</number:text>
      <number:number number:decimal-places="0" number:min-integer-digits="0"/>
      <number:text>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2" number:min-integer-digits="1" number:grouping="true"/>
      <number:text> € </number:text>
    </number:number-style>
    <number:number-style style:name="N200P1" style:volatile="true">
      <number:text>-</number:text>
      <number:number number:decimal-places="2" number:min-integer-digits="1" number:grouping="true"/>
      <number:text> € </number:text>
    </number:number-style>
    <number:number-style style:name="N200P2" style:volatile="true">
      <number:text> -</number:text>
      <number:number number:decimal-places="0" number:min-integer-digits="0"/>
      <number:text>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">
      <number:number number:decimal-places="4" number:min-integer-digits="1"/>
    </number:number-style>
    <number:number-style style:name="N202">
      <number:number number:decimal-places="5" number:min-integer-digits="1"/>
    </number:number-style>
    <number:number-style style:name="N203">
      <number:number number:decimal-places="6" number:min-integer-digits="1"/>
    </number:number-style>
    <number:number-style style:name="N204">
      <number:number number:decimal-places="7" number:min-integer-digits="1"/>
    </number:number-style>
    <number:number-style style:name="N206P0" style:volatile="true">
      <number:text> </number:text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</number:text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text> </number:text>
      <number:number number:decimal-places="2" number:min-integer-digits="1" number:grouping="true"/>
      <number:text>    </number:text>
    </number:number-style>
    <number:number-style style:name="N210P1" style:volatile="true">
      <number:text>-</number:text>
      <number:number number:decimal-places="2" number:min-integer-digits="1" number:grouping="true"/>
      <number:text>    </number:text>
    </number:number-style>
    <number:number-style style:name="N210P2" style:volatile="true">
      <number:text> -</number:text>
      <number:number number:decimal-places="0" number:min-integer-digits="0"/>
      <number:text>   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2" number:min-integer-digits="1" number:grouping="true"/>
      <number:text> € </number:text>
    </number:number-style>
    <number:number-style style:name="N212P1" style:volatile="true">
      <number:text>-</number:text>
      <number:number number:decimal-places="2" number:min-integer-digits="1" number:grouping="true"/>
      <number:text> € </number:text>
    </number:number-style>
    <number:number-style style:name="N212P2" style:volatile="true">
      <number:text> -</number:text>
      <number:number number:decimal-places="0" number:min-integer-digits="0"/>
      <number:text>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5P0" style:volatile="true">
      <number:text> </number:text>
      <number:number number:decimal-places="0" number:min-integer-digits="1" number:grouping="true"/>
      <number:text> F </number:text>
    </number:number-style>
    <number:number-style style:name="N215P1" style:volatile="true">
      <number:text>-</number:text>
      <number:number number:decimal-places="0" number:min-integer-digits="1" number:grouping="true"/>
      <number:text> F </number:text>
    </number:number-style>
    <number:number-style style:name="N215P2" style:volatile="true">
      <number:text> - F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8P0" style:volatile="true">
      <number:text> </number:text>
      <number:number number:decimal-places="2" number:min-integer-digits="1" number:grouping="true"/>
      <number:text> F </number:text>
    </number:number-style>
    <number:number-style style:name="N218P1" style:volatile="true">
      <number:text>-</number:text>
      <number:number number:decimal-places="2" number:min-integer-digits="1" number:grouping="true"/>
      <number:text> F </number:text>
    </number:number-style>
    <number:number-style style:name="N218P2" style:volatile="true">
      <number:text> -</number:text>
      <number:number number:decimal-places="0" number:min-integer-digits="0"/>
      <number:text> F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€</number:text>
      <number:number number:decimal-places="0" number:min-integer-digits="1" number:grouping="true"/>
      <number:text> </number:text>
    </number:number-style>
    <number:number-style style:name="N220">
      <number:text>(€</number:text>
      <number:number number:decimal-places="0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text>€</number:text>
      <number:number number:decimal-places="0" number:min-integer-digits="1" number:grouping="true"/>
      <number:text> </number:text>
    </number:number-style>
    <number:number-style style:name="N221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221P0"/>
    </number:number-style>
    <number:number-style style:name="N223P0" style:volatile="true">
      <number:text>€</number:text>
      <number:number number:decimal-places="2" number:min-integer-digits="1" number:grouping="true"/>
      <number:text> </number:text>
    </number:number-style>
    <number:number-style style:name="N223">
      <number:text>(€</number:text>
      <number:number number:decimal-places="2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€</number:text>
      <number:number number:decimal-places="2" number:min-integer-digits="1" number:grouping="true"/>
      <number:text> </number:text>
    </number:number-style>
    <number:number-style style:name="N224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224P0"/>
    </number:number-style>
    <number:number-style style:name="N228P0" style:volatile="true">
      <number:text> €</number:text>
      <number:number number:decimal-places="0" number:min-integer-digits="1" number:grouping="true"/>
      <number:text> </number:text>
    </number:number-style>
    <number:number-style style:name="N228P1" style:volatile="true">
      <number:text> €(</number:text>
      <number:number number:decimal-places="0" number:min-integer-digits="1" number:grouping="true"/>
      <number:text>)</number:text>
    </number:number-style>
    <number:number-style style:name="N228P2" style:volatile="true">
      <number:text> €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</number:text>
      <number:number number:decimal-places="0" number:min-integer-digits="1" number:grouping="true"/>
      <number:text> </number:text>
    </number:number-style>
    <number:number-style style:name="N232P1" style:volatile="true">
      <number:text> (</number:text>
      <number:number number:decimal-places="0" number:min-integer-digits="1" number:grouping="true"/>
      <number:text>)</number:text>
    </number:number-style>
    <number:number-style style:name="N232P2" style:volatile="true">
      <number:text> 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€</number:text>
      <number:number number:decimal-places="2" number:min-integer-digits="1" number:grouping="true"/>
      <number:text> </number:text>
    </number:number-style>
    <number:number-style style:name="N236P1" style:volatile="true">
      <number:text> €(</number:text>
      <number:number number:decimal-places="2" number:min-integer-digits="1" number:grouping="true"/>
      <number:text>)</number:text>
    </number:number-style>
    <number:number-style style:name="N236P2" style:volatile="true">
      <number:text> €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integer-digits="1" number:grouping="true"/>
      <number:text>)</number:text>
    </number:number-style>
    <number:number-style style:name="N240P2" style:volatile="true">
      <number:text> -</number:text>
      <number:number number: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number number:decimal-places="1" number:min-integer-digits="2"/>
    </number:number-style>
    <number:number-style style:name="N242">
      <number:number number:decimal-places="0" number:min-integer-digits="2"/>
    </number:number-style>
    <number:number-style style:name="N243">
      <number:number number:decimal-places="2" number:min-integer-digits="0"/>
    </number:number-style>
    <number:number-style style:name="N244">
      <number:number number:decimal-places="8" number:min-integer-digits="1"/>
    </number:number-style>
    <number:number-style style:name="N245">
      <number:number number:decimal-places="9" number:min-integer-digits="1"/>
    </number:number-style>
    <number:number-style style:name="N246">
      <number:number number:decimal-places="10" number:min-integer-digits="1"/>
    </number:number-style>
    <number:number-style style:name="N247">
      <number:number number:decimal-places="11" number:min-integer-digits="1"/>
    </number:number-style>
    <number:currency-style style:name="N25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25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251P2" style:volatile="true">
      <number:text> </number:text>
      <number:currency-symbol>$</number:currency-symbol>
      <number:text>-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4P0" style:volatile="true">
      <number:text>  </number:text>
      <number:number number:decimal-places="0" number:min-integer-digits="1" number:grouping="true"/>
      <number:text> </number:text>
    </number:number-style>
    <number:number-style style:name="N254P1" style:volatile="true">
      <number:text>  (</number:text>
      <number:number number:decimal-places="0" number:min-integer-digits="1" number:grouping="true"/>
      <number:text>)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currency-style style:name="N257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257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257P2" style:volatile="true">
      <number:text> </number:text>
      <number:currency-symbol>$</number:currency-symbol>
      <number:text>-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text>  </number:text>
      <number:number number:decimal-places="2" number:min-integer-digits="1" number:grouping="true"/>
      <number:text> </number:text>
    </number:number-style>
    <number:number-style style:name="N260P1" style:volatile="true">
      <number:text>  (</number:text>
      <number:number number:decimal-places="2" number:min-integer-digits="1" number:grouping="true"/>
      <number:text>)</number:text>
    </number:number-style>
    <number:number-style style:name="N260P2" style:volatile="true">
      <number:text> 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date-style style:name="N26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262">
      <number:number number:decimal-places="3" number:min-integer-digits="0"/>
    </number:number-style>
    <number:currency-style style:name="N26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6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63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8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9" number:language="fr" number:country="FR">
      <number:day number:style="long"/>
      <number:text>-</number:text>
      <number:month number:textual="true"/>
    </number:date-style>
    <number:date-style style:name="N8110" number:language="fr" number:country="FR">
      <number:month number:textual="true"/>
      <number:text>-</number:text>
      <number:year/>
    </number:date-style>
    <number:time-style style:name="N8111" number:language="fr" number:country="FR">
      <number:hours/>
      <number:text>:</number:text>
      <number:minutes number:style="long"/>
      <number:text> </number:text>
      <number:am-pm/>
    </number:time-style>
    <number:time-style style:name="N8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fr" number:country="FR">
      <number:number number:decimal-places="0" number:min-integer-digits="1" number:grouping="true"/>
      <number:text>   </number:text>
    </number:number-style>
    <number:number-style style:name="N8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0" number:min-integer-digits="1" number:grouping="true"/>
      <number:text> €</number:text>
    </number:number-style>
    <number:number-style style:name="N8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0" number:min-integer-digits="1" number:grouping="true"/>
      <number:text> €</number:text>
    </number:number-style>
    <number:number-style style:name="N8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2P0"/>
    </number:number-style>
    <number:number-style style:name="N8124P0" style:volatile="true" number:language="fr" number:country="FR">
      <number:number number:decimal-places="2" number:min-integer-digits="1" number:grouping="true"/>
      <number:text> €</number:text>
    </number:number-style>
    <number:number-style style:name="N8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4P0"/>
    </number:number-style>
    <number:number-style style:name="N8125P0" style:volatile="true" number:language="fr" number:country="FR">
      <number:number number:decimal-places="2" number:min-integer-digits="1" number:grouping="true"/>
      <number:text> €</number:text>
    </number:number-style>
    <number:number-style style:name="N8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5P0"/>
    </number:number-style>
    <number:number-style style:name="N8129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9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9P2" style:volatile="true" number:language="fr" number:country="FR">
      <number:text> -   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3P2" style:volatile="true" number:language="fr" number:country="FR">
      <number:text> - € </number:text>
    </number:number-style>
    <number:text-style style:name="N8133" number:language="fr" number:country="FR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7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7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7" number:language="fr" number:country="F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41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41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41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41" number:language="fr" number:country="FR"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fr" number:country="FR">
      <number:minutes number:style="long"/>
      <number:text>:</number:text>
      <number:seconds number:style="long"/>
    </number:time-style>
    <number:time-style style:name="N8143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fr" number:country="FR">
      <number:minutes number:style="long"/>
      <number:text>:</number:text>
      <number:seconds number:style="long" number:decimal-places="1"/>
    </number:time-style>
    <number:number-style style:name="N8145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30/05/2018</text:date>, <text:time>09:4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G</meta:initial-creator>
    <meta:creation-date>2018-05-28T10:21:32</meta:creation-date>
    <dc:date>2018-05-30T09:47:19</dc:date>
    <dc:creator>J G</dc:creator>
    <meta:editing-duration>PT7H58M28S</meta:editing-duration>
    <meta:editing-cycles>34</meta:editing-cycles>
    <meta:generator>OpenOffice/4.1.3$Unix OpenOffice.org_project/413m1$Build-9783</meta:generator>
    <meta:document-statistic meta:table-count="3" meta:cell-count="809" meta:object-count="0"/>
  </office:meta>
</office:document-meta>
</file>